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Пример обучения с подкреплением</text:p>
      <text:p text:style-name="Standard"/>
      <text:p text:style-name="Standard">Код взят с примеров с [PyTorch](https://pytorch.org/tutorials/intermediate/reinforcement_q_learning) <text:s/></text:p>
      <text:p text:style-name="Standard">Предшествующая вики: [Обучение с подкреплением](https://github.com/OSLL/aido-2021/wiki/%D0%9E%D0%B1%D1%83%D1%87%D0%B5%D0%BD%D0%B8%D0%B5-%D1%81-%D0%BF%D0%BE%D0%B4%D0%BA%D1%80%D0%B5%D0%BF%D0%BB%D0%B5%D0%BD%D0%B8%D0%B5%D0%BC)</text:p>
      <text:p text:style-name="Standard">***</text:p>
      <text:p text:style-name="Standard"/>
      <text:p text:style-name="Standard"># Задача <text:s/></text:p>
      <text:p text:style-name="Standard">Есть тележка с закреплённым посередине шестом, нужно перемещать тележку влево и вправо, чтобы шест оставался в вертикальном положении, причём нельзя отклоняться слишком далеко от центра. <text:s/></text:p>
      <text:p text:style-name="Standard">* Пояснения <text:s/></text:p>
      <text:p text:style-name="Standard">Когда агент наблюдает за текущим состоянием среды и выбирает действие, среда переходит в новое состояние, а также возвращает вознаграждение, которое указывает на последствия действия. В этой задаче награды равны +1 за каждый инкрементный временной шаг, и окружение прекращается, если шест упадет слишком далеко или тележка переместится более чем на 2,4 единицы от центра. Это означает, что более эффективные сценарии будут выполняться в течение более продолжительного периода времени, обеспечивая большую прибыль.</text:p>
      <text:p text:style-name="Standard"/>
      <text:p text:style-name="Standard">Задача CartPole спроектирована таким образом, что на вход агента поступают 4 реальных значения, представляющих состояние среды (положение, скорость и т. Д.). Будем использовать в качестве входных данных участок экрана, расположенный по центру тележки. Будем представлять состояние как разницу между текущим патчем экрана и предыдущим. Это позволит агенту учесть скорость полюса на одном изображении.</text:p>
      <text:p text:style-name="Standard"/>
      <text:p text:style-name="Standard">Далее будет приведён код с пояснениями</text:p>
      <text:p text:style-name="Standard"/>
      <text:p text:style-name="Standard">import gym</text:p>
      <text:p text:style-name="Standard">import math</text:p>
      <text:p text:style-name="Standard">import random</text:p>
      <text:p text:style-name="Standard">import numpy as np</text:p>
      <text:p text:style-name="Standard">import matplotlib</text:p>
      <text:p text:style-name="Standard">import matplotlib.pyplot as plt</text:p>
      <text:p text:style-name="Standard">from collections import namedtuple</text:p>
      <text:p text:style-name="Standard">from itertools import count</text:p>
      <text:p text:style-name="Standard">from PIL import Image</text:p>
      <text:p text:style-name="Standard"/>
      <text:p text:style-name="Standard">import torch</text:p>
      <text:p text:style-name="Standard">import torch.nn as nn</text:p>
      <text:p text:style-name="Standard">import torch.optim as optim</text:p>
      <text:p text:style-name="Standard">import torch.nn.functional as F</text:p>
      <text:p text:style-name="Standard">import torchvision.transforms as T</text:p>
      <text:p text:style-name="Standard"/>
      <text:p text:style-name="Standard"/>
      <text:p text:style-name="Standard">env = gym.make('CartPole-v0').unwrapped</text:p>
      <text:p text:style-name="Standard"/>
      <text:p text:style-name="Standard"># set up matplotlib</text:p>
      <text:p text:style-name="Standard">is_ipython = 'inline' in matplotlib.get_backend()</text:p>
      <text:p text:style-name="Standard"><text:soft-page-break/>if is_ipython:</text:p>
      <text:p text:style-name="Standard"><text:s text:c="4"/>from IPython import display</text:p>
      <text:p text:style-name="Standard"/>
      <text:p text:style-name="Standard">plt.ion()</text:p>
      <text:p text:style-name="Standard"/>
      <text:p text:style-name="Standard"># if gpu is to be used</text:p>
      <text:p text:style-name="Standard"># device = torch.device("cuda" if torch.cuda.is_available() else "cpu")</text:p>
      <text:p text:style-name="Standard"/>
      <text:p text:style-name="Standard"># if gpu is to be used</text:p>
      <text:p text:style-name="Standard">device = torch.device("cuda" if torch.cuda.is_available() else "cpu")</text:p>
      <text:p text:style-name="Standard"/>
      <text:p text:style-name="Standard">Будем использовать запоминание воспроизведения опыта для тренировки нашей DQN. Будем хранить переходы, которые наблюдает агент, что позволит повторно использовать эти данные позже. При случайной выборке происходит декорреляция переходов, составляющих пакет. Было показано, что это значительно стабилизирует и улучшает процедуру обучения DQN.</text:p>
      <text:p text:style-name="Standard"/>
      <text:p text:style-name="Standard">Transition = namedtuple('Transition',</text:p>
      <text:p text:style-name="Standard"><text:s text:c="24"/>('state', 'action', 'next_state', 'reward'))</text:p>
      <text:p text:style-name="Standard"/>
      <text:p text:style-name="Standard"/>
      <text:p text:style-name="Standard">class ReplayMemory(object):</text:p>
      <text:p text:style-name="Standard"/>
      <text:p text:style-name="Standard"><text:s text:c="4"/>def __init__(self, capacity):</text:p>
      <text:p text:style-name="Standard"><text:s text:c="8"/>self.capacity = capacity</text:p>
      <text:p text:style-name="Standard"><text:s text:c="8"/>self.memory = []</text:p>
      <text:p text:style-name="Standard"><text:s text:c="8"/>self.position = 0</text:p>
      <text:p text:style-name="Standard"/>
      <text:p text:style-name="Standard"><text:s text:c="4"/>def push(self, *args):</text:p>
      <text:p text:style-name="Standard"><text:s text:c="8"/>"""Saves a transition."""</text:p>
      <text:p text:style-name="Standard"><text:s text:c="8"/>if len(self.memory) &lt; self.capacity:</text:p>
      <text:p text:style-name="Standard"><text:s text:c="12"/>self.memory.append(None)</text:p>
      <text:p text:style-name="Standard"><text:s text:c="8"/>self.memory[self.position] = Transition(*args)</text:p>
      <text:p text:style-name="Standard"><text:s text:c="8"/>self.position = (self.position + 1) % self.capacity</text:p>
      <text:p text:style-name="Standard"/>
      <text:p text:style-name="Standard"><text:s text:c="4"/>def sample(self, batch_size):</text:p>
      <text:p text:style-name="Standard"><text:s text:c="8"/>return random.sample(self.memory, batch_size)</text:p>
      <text:p text:style-name="Standard"/>
      <text:p text:style-name="Standard"><text:s text:c="4"/>def __len__(self):</text:p>
      <text:p text:style-name="Standard"><text:s text:c="8"/>return len(self.memor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0T21:06:23.963072746</meta:creation-date>
    <dc:date>2021-03-10T21:06:52.035680852</dc:date>
    <meta:editing-duration>PT28S</meta:editing-duration>
    <meta:editing-cycles>1</meta:editing-cycles>
    <meta:document-statistic meta:table-count="0" meta:image-count="0" meta:object-count="0" meta:page-count="2" meta:paragraph-count="52" meta:word-count="362" meta:character-count="3151" meta:non-whitespace-character-count="2705"/>
    <meta:generator>LibreOffice/6.4.6.2$Linux_X86_64 LibreOffice_project/40$Build-2</meta:generator>
  </office:meta>
</office:document-meta>
</file>